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9c6e"/>
    </style:style>
    <style:style style:name="P2" style:family="paragraph" style:parent-style-name="Text_20_body">
      <style:paragraph-properties fo:margin-left="0.1181in" fo:margin-right="0.0591in" fo:margin-top="0.028in" fo:margin-bottom="0.028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b9c6e" officeooo:paragraph-rsid="001b9c6e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</style:style>
    <style:style style:name="P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officeooo:paragraph-rsid="001c2ac7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officeooo:paragraph-rsid="001c7bd8"/>
    </style:style>
    <style:style style:name="P11" style:family="paragraph" style:parent-style-name="Standard">
      <style:text-properties style:font-name="DejaVu Sans" fo:font-size="10pt" officeooo:rsid="001b9c6e" officeooo:paragraph-rsid="001b9c6e" style:font-size-asian="10pt" style:font-size-complex="10pt"/>
    </style:style>
    <style:style style:name="P12" style:family="paragraph" style:parent-style-name="Standard">
      <style:text-properties style:font-name="DejaVu Sans" fo:font-size="10pt" officeooo:rsid="001b9c6e" officeooo:paragraph-rsid="001c2ac7" style:font-size-asian="10pt" style:font-size-complex="10pt"/>
    </style:style>
    <style:style style:name="P13" style:family="paragraph" style:parent-style-name="Standard">
      <style:text-properties style:font-name="DejaVu Sans" fo:font-size="10pt" officeooo:rsid="001b9c6e" officeooo:paragraph-rsid="001e664d" style:font-size-asian="10pt" style:font-size-complex="10pt"/>
    </style:style>
    <style:style style:name="P14" style:family="paragraph" style:parent-style-name="Standard">
      <style:text-properties style:font-name="DejaVu Sans" fo:font-size="10pt" fo:font-weight="bold" officeooo:rsid="001b9c6e" officeooo:paragraph-rsid="001b9c6e" style:font-size-asian="10pt" style:font-weight-asian="bold" style:font-size-complex="10pt" style:font-weight-complex="bold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c2ac7" style:text-blinking="false" fo:background-color="transparent" loext:char-shading-value="0"/>
    </style:style>
    <style:style style:name="T4" style:family="text">
      <style:text-properties officeooo:rsid="001e664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005afa3-7fff-298e-35c6-94dd0aaad431"/>Санкт-Петербургский национальный исследовательский университет информационных технологий, механики и оптики</text:p>
      <text:p text:style-name="Text_20_body"/>
      <text:p text:style-name="P3">Кафедра Вычислительной техник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pan text:style-name="T2">Лабораторная работа № 1</text:span></text:p>
      <text:p text:style-name="P4">по дисциплине: </text:p>
      <text:p text:style-name="P7">“<text:span text:style-name="T1">Языки системного программирования”</text:span></text:p>
      <text:p text:style-name="Text_20_body"><text:line-break/><text:line-break/></text:p>
      <text:p text:style-name="Text_20_body"/>
      <text:p text:style-name="P5">Выполнил:</text:p>
      <text:p text:style-name="P5">студент группы Р3201</text:p>
      <text:p text:style-name="P6">Федотова Маргарита</text:p>
      <text:p text:style-name="Text_20_body"><text:line-break/></text:p>
      <text:p text:style-name="P5">Преподаватель:</text:p>
      <text:p text:style-name="P5">Балакшин Павел Валерьевич</text:p>
      <text:p text:style-name="Text_20_body"/>
      <text:p text:style-name="P1"/>
      <text:p text:style-name="P1"/>
      <text:p text:style-name="P1"><text:line-break/><text:line-break/><text:line-break/></text:p>
      <text:p text:style-name="P4">Санкт-Петербург</text:p>
      <text:p text:style-name="P10"><text:span text:style-name="T2">2018</text:span></text:p>
      <text:p text:style-name="P9"><text:soft-page-break/><text:span text:style-name="T4">Ассемблерный листинг</text:span><text:tab/></text:p>
      <text:p text:style-name="P11">global _start</text:p>
      <text:p text:style-name="P11">section .text</text:p>
      <text:p text:style-name="P11"/>
      <text:p text:style-name="P11">; mov rdi, str</text:p>
      <text:p text:style-name="P11">; ret: rax </text:p>
      <text:p text:style-name="P11"><text:span text:style-name="T5">string_length</text:span>:</text:p>
      <text:p text:style-name="P11"><text:s text:c="4"/>xor rax, rax</text:p>
      <text:p text:style-name="P11"><text:s text:c="4"/>.loop:</text:p>
      <text:p text:style-name="P11"><text:tab/>cmp byte[rdi+rax], 0</text:p>
      <text:p text:style-name="P11"><text:tab/>jz .end</text:p>
      <text:p text:style-name="P11"><text:tab/>inc rax</text:p>
      <text:p text:style-name="P11"><text:tab/>jmp .loop</text:p>
      <text:p text:style-name="P11"/>
      <text:p text:style-name="P11"><text:s text:c="4"/>.end:</text:p>
      <text:p text:style-name="P11"><text:tab/>ret</text:p>
      <text:p text:style-name="P11"/>
      <text:p text:style-name="P11">; mov rdi, str</text:p>
      <text:p text:style-name="P11"><text:span text:style-name="T5">print_string</text:span>:</text:p>
      <text:p text:style-name="P11"><text:s text:c="4"/>xor rax, rax</text:p>
      <text:p text:style-name="P11"><text:s text:c="4"/>push rdi</text:p>
      <text:p text:style-name="P11"><text:s text:c="4"/>call string_length</text:p>
      <text:p text:style-name="P11"><text:s text:c="4"/>pop rdi</text:p>
      <text:p text:style-name="P11"><text:s text:c="4"/>mov rdx, rax</text:p>
      <text:p text:style-name="P11"><text:s text:c="4"/>mov rsi, rdi</text:p>
      <text:p text:style-name="P11"><text:s text:c="4"/>call print</text:p>
      <text:p text:style-name="P11"><text:s text:c="4"/>ret</text:p>
      <text:p text:style-name="P11"/>
      <text:p text:style-name="P11"/>
      <text:p text:style-name="P11">; mov rdi, char</text:p>
      <text:p text:style-name="P11"><text:span text:style-name="T5">print_char</text:span>:</text:p>
      <text:p text:style-name="P11"><text:s text:c="4"/>xor rax, rax</text:p>
      <text:p text:style-name="P11"><text:s text:c="4"/>push di</text:p>
      <text:p text:style-name="P11"><text:s text:c="4"/>mov rsi, rsp</text:p>
      <text:p text:style-name="P11"><text:s text:c="4"/>mov rdx, 1</text:p>
      <text:p text:style-name="P11"><text:s text:c="4"/>call print</text:p>
      <text:p text:style-name="P11"><text:s text:c="4"/>pop di</text:p>
      <text:p text:style-name="P11"><text:s text:c="4"/>ret</text:p>
      <text:p text:style-name="P11"/>
      <text:p text:style-name="P11"><text:span text:style-name="T5">print_newline</text:span>:</text:p>
      <text:p text:style-name="P11"><text:s text:c="4"/>xor rax, rax</text:p>
      <text:p text:style-name="P11"><text:s text:c="4"/>mov rdi, 0x13</text:p>
      <text:p text:style-name="P11"><text:s text:c="4"/>call print_char</text:p>
      <text:p text:style-name="P11"><text:s text:c="4"/>ret</text:p>
      <text:p text:style-name="P11"/>
      <text:p text:style-name="P11">; mov rdi, num (u)</text:p>
      <text:p text:style-name="P11"><text:span text:style-name="T5">print_uint</text:span>: <text:s text:c="3"/></text:p>
      <text:p text:style-name="P12">mov rax, rdi</text:p>
      <text:p text:style-name="P11"><text:s text:c="4"/>mov r8, rsp </text:p>
      <text:p text:style-name="P11"><text:s text:c="4"/>mov r10, 10</text:p>
      <text:p text:style-name="P11"><text:s text:c="4"/></text:p>
      <text:p text:style-name="P11"><text:s text:c="4"/>push 0</text:p>
      <text:p text:style-name="P11"><text:s text:c="4"/>.loop:</text:p>
      <text:p text:style-name="P11"><text:tab/>xor rdx, rdx</text:p>
      <text:p text:style-name="P11"><text:tab/>div r10 </text:p>
      <text:p text:style-name="P11"><text:tab/>or rdx, 0x30</text:p>
      <text:p text:style-name="P11"><text:tab/>dec rsp</text:p>
      <text:p text:style-name="P11"><text:tab/>mov byte[rsp], dl</text:p>
      <text:p text:style-name="P11"/>
      <text:p text:style-name="P11"><text:tab/>test rax, rax</text:p>
      <text:p text:style-name="P11"><text:tab/>jnz .loop</text:p>
      <text:p text:style-name="P11"><text:s text:c="4"/></text:p>
      <text:p text:style-name="P11"><text:s text:c="4"/>mov rdi, rsp</text:p>
      <text:p text:style-name="P11"><text:s text:c="4"/>push r8</text:p>
      <text:p text:style-name="P11"><text:s text:c="4"/>call print_string</text:p>
      <text:p text:style-name="P11"><text:s text:c="4"/>pop r8</text:p>
      <text:p text:style-name="P11"/>
      <text:p text:style-name="P11"><text:s text:c="4"/>mov rsp, r8 </text:p>
      <text:p text:style-name="P11"><text:s text:c="4"/>ret</text:p>
      <text:p text:style-name="P11"/>
      <text:p text:style-name="P11">; mov rdi, num (s)</text:p>
      <text:p text:style-name="P11"><text:span text:style-name="T5">print_int</text:span>:</text:p>
      <text:p text:style-name="P11"><text:s text:c="4"/>cmp rdi, 0</text:p>
      <text:p text:style-name="P11"><text:s text:c="4"/>jge .end</text:p>
      <text:p text:style-name="P11"/>
      <text:p text:style-name="P11"><text:s text:c="4"/>neg rdi</text:p>
      <text:p text:style-name="P11"><text:s text:c="4"/>push rdi</text:p>
      <text:p text:style-name="P11"><text:s text:c="4"/>mov rdi, '-'</text:p>
      <text:p text:style-name="P11"><text:s text:c="4"/>call print_char</text:p>
      <text:p text:style-name="P11"><text:s text:c="4"/>pop rdi</text:p>
      <text:p text:style-name="P11"><text:s text:c="4"/>jmp .end</text:p>
      <text:p text:style-name="P11"/>
      <text:p text:style-name="P11"><text:s text:c="4"/>.end:</text:p>
      <text:p text:style-name="P11"><text:tab/>call print_uint</text:p>
      <text:p text:style-name="P11"><text:s text:c="8"/><text:tab/>ret</text:p>
      <text:p text:style-name="P11"/>
      <text:p text:style-name="P11">; rdi - str1</text:p>
      <text:p text:style-name="P11">; rsi - str2</text:p>
      <text:p text:style-name="P11">; rax - 0 | 1</text:p>
      <text:p text:style-name="P11"><text:span text:style-name="T5">string_equals</text:span>:</text:p>
      <text:p text:style-name="P11"><text:s text:c="4"/>mov rax, 1</text:p>
      <text:p text:style-name="P11"><text:s text:c="4"/>xor r8, r8</text:p>
      <text:p text:style-name="P11"><text:s text:c="4"/>.loop:</text:p>
      <text:p text:style-name="P11"><text:tab/>mov cl, [rdi+r8]</text:p>
      <text:p text:style-name="P11"><text:tab/>cmp cl, [rsi+r8]</text:p>
      <text:p text:style-name="P11"><text:tab/>jnz .fail</text:p>
      <text:p text:style-name="P11"><text:tab/>inc r8</text:p>
      <text:p text:style-name="P11"><text:tab/>test cl, cl </text:p>
      <text:p text:style-name="P11"><text:tab/>jz .end</text:p>
      <text:p text:style-name="P11"><text:tab/>jmp .loop <text:s text:c="3"/></text:p>
      <text:p text:style-name="P13"><text:s text:c="4"/>.fail:</text:p>
      <text:p text:style-name="P13"><text:tab/>xor rax, rax</text:p>
      <text:p text:style-name="P11"><text:s text:c="4"/>.end:</text:p>
      <text:p text:style-name="P11"><text:tab/>ret</text:p>
      <text:p text:style-name="P11"/>
      <text:p text:style-name="P11">; ret - rax</text:p>
      <text:p text:style-name="P11"><text:span text:style-name="T5">read_char</text:span>:</text:p>
      <text:p text:style-name="P11"><text:s text:c="4"/>xor rax, rax</text:p>
      <text:p text:style-name="P11"><text:s text:c="4"/>push 0</text:p>
      <text:p text:style-name="P11"><text:s text:c="4"/>mov rsi, rsp</text:p>
      <text:p text:style-name="P11"><text:s text:c="4"/>mov rdx, 1</text:p>
      <text:p text:style-name="P11"><text:s text:c="4"/>call read</text:p>
      <text:p text:style-name="P11"><text:s text:c="4"/>mov rax, [rsp]</text:p>
      <text:p text:style-name="P11"><text:s text:c="4"/>pop rdx</text:p>
      <text:p text:style-name="P11"><text:s text:c="4"/>ret </text:p>
      <text:p text:style-name="P11"><text:soft-page-break/></text:p>
      <text:p text:style-name="P11">; mov rdi, buf</text:p>
      <text:p text:style-name="P11">; mov rsi, count</text:p>
      <text:p text:style-name="P11">; ret buf -&gt; rax</text:p>
      <text:p text:style-name="P11">;</text:p>
      <text:p text:style-name="P11">r<text:span text:style-name="T5">ead_word</text:span>:</text:p>
      <text:p text:style-name="P11"><text:s text:c="4"/>mov r9, rdi</text:p>
      <text:p text:style-name="P11"><text:s text:c="4"/>mov r10, rsi</text:p>
      <text:p text:style-name="P11"/>
      <text:p text:style-name="P11"><text:s text:c="4"/>xor rcx, rcx</text:p>
      <text:p text:style-name="P11"><text:s text:c="4"/>dec r10 ; \0</text:p>
      <text:p text:style-name="P11"><text:s text:c="4"/>.loop:</text:p>
      <text:p text:style-name="P11"><text:tab/>push r9</text:p>
      <text:p text:style-name="P11"><text:tab/>push rcx</text:p>
      <text:p text:style-name="P11"><text:tab/>call read_char</text:p>
      <text:p text:style-name="P11"><text:tab/>pop rcx</text:p>
      <text:p text:style-name="P11"><text:tab/>pop r9</text:p>
      <text:p text:style-name="P11"/>
      <text:p text:style-name="P11"><text:tab/>cmp al, 10</text:p>
      <text:p text:style-name="P11"><text:tab/>jz .loop</text:p>
      <text:p text:style-name="P11"><text:tab/>cmp al, 9</text:p>
      <text:p text:style-name="P11"><text:tab/>jz .loop</text:p>
      <text:p text:style-name="P11"><text:tab/>cmp al, 0x20</text:p>
      <text:p text:style-name="P11"><text:tab/>jz .loop</text:p>
      <text:p text:style-name="P11"/>
      <text:p text:style-name="P11"><text:tab/>.word_loop:</text:p>
      <text:p text:style-name="P11"><text:tab/> <text:s text:c="3"/>mov [r9+rcx], al</text:p>
      <text:p text:style-name="P11"><text:tab/> <text:s text:c="3"/>inc rcx</text:p>
      <text:p text:style-name="P11"/>
      <text:p text:style-name="P11"><text:tab/> <text:s text:c="3"/>push rcx</text:p>
      <text:p text:style-name="P11"><text:tab/> <text:s text:c="3"/>call read_char</text:p>
      <text:p text:style-name="P11"><text:tab/> <text:s text:c="3"/>pop rcx</text:p>
      <text:p text:style-name="P11"/>
      <text:p text:style-name="P11"><text:tab/> <text:s text:c="3"/>cmp al, 10</text:p>
      <text:p text:style-name="P11"><text:tab/> <text:s text:c="3"/>jz .end</text:p>
      <text:p text:style-name="P11"><text:tab/> <text:s text:c="3"/>cmp al, 9</text:p>
      <text:p text:style-name="P11"><text:tab/> <text:s text:c="3"/>jz .end</text:p>
      <text:p text:style-name="P11"><text:tab/> <text:s text:c="3"/>cmp al, 0x20</text:p>
      <text:p text:style-name="P11"><text:tab/> <text:s text:c="3"/>jz .end</text:p>
      <text:p text:style-name="P11"><text:tab/> <text:s text:c="3"/>cmp al, 0</text:p>
      <text:p text:style-name="P11"><text:tab/> <text:s text:c="3"/>jz .end</text:p>
      <text:p text:style-name="P11"/>
      <text:p text:style-name="P11"><text:tab/> <text:s text:c="3"/>cmp rcx, r10</text:p>
      <text:p text:style-name="P11"><text:tab/> <text:s text:c="3"/>jnz .word_loop</text:p>
      <text:p text:style-name="P11"/>
      <text:p text:style-name="P11"><text:s text:c="4"/>xor rax, rax</text:p>
      <text:p text:style-name="P11"><text:s text:c="4"/>ret</text:p>
      <text:p text:style-name="P11"/>
      <text:p text:style-name="P11"><text:s text:c="4"/>.end:</text:p>
      <text:p text:style-name="P11"><text:tab/>mov byte[r9+rcx], 0</text:p>
      <text:p text:style-name="P11"><text:tab/>mov rax, r9</text:p>
      <text:p text:style-name="P11"><text:tab/>mov rdx, rcx</text:p>
      <text:p text:style-name="P11"><text:tab/>ret</text:p>
      <text:p text:style-name="P11"/>
      <text:p text:style-name="P11"/>
      <text:p text:style-name="P11"/>
      <text:p text:style-name="P11"/>
      <text:p text:style-name="P11"/>
      <text:p text:style-name="P11">; rdi points to a string</text:p>
      <text:p text:style-name="P11">; returns rax: number, rdx : length</text:p>
      <text:p text:style-name="P11"><text:span text:style-name="T5">parse_uint</text:span>:</text:p>
      <text:p text:style-name="P11"><text:s text:c="4"/>xor rax, rax</text:p>
      <text:p text:style-name="P11"><text:s text:c="4"/>xor rcx, rcx</text:p>
      <text:p text:style-name="P11"><text:s text:c="4"/>xor r9, r9</text:p>
      <text:p text:style-name="P11"><text:s text:c="4"/>mov r10, 10</text:p>
      <text:p text:style-name="P11"/>
      <text:p text:style-name="P11"><text:s text:c="4"/>.loop:</text:p>
      <text:p text:style-name="P11"><text:tab/>mov r9b, [rdi+rcx]</text:p>
      <text:p text:style-name="P11"><text:tab/>cmp r9b, 0x30</text:p>
      <text:p text:style-name="P11"><text:tab/>jb .end </text:p>
      <text:p text:style-name="P11"><text:tab/>cmp r9b, 0x39</text:p>
      <text:p text:style-name="P11"><text:tab/>ja .end </text:p>
      <text:p text:style-name="P11"/>
      <text:p text:style-name="P11"><text:tab/>mul r10</text:p>
      <text:p text:style-name="P11"><text:tab/>and r9, 0xF</text:p>
      <text:p text:style-name="P11"><text:tab/>add rax, r9</text:p>
      <text:p text:style-name="P11"><text:tab/>inc rcx</text:p>
      <text:p text:style-name="P11"/>
      <text:p text:style-name="P11"><text:tab/>jmp .loop</text:p>
      <text:p text:style-name="P11"><text:tab/></text:p>
      <text:p text:style-name="P11"><text:s text:c="4"/>.end:</text:p>
      <text:p text:style-name="P11"><text:tab/>mov rdx, rcx</text:p>
      <text:p text:style-name="P11"><text:tab/>ret</text:p>
      <text:p text:style-name="P11"/>
      <text:p text:style-name="P11">; rdi points to a string</text:p>
      <text:p text:style-name="P11">; returns rax: number, rdx : length</text:p>
      <text:p text:style-name="P11"><text:span text:style-name="T5">parse_int</text:span>:</text:p>
      <text:p text:style-name="P11"><text:s text:c="4"/>xor rax, rax</text:p>
      <text:p text:style-name="P11"><text:s text:c="4"/>xor rdx, rdx</text:p>
      <text:p text:style-name="P11"/>
      <text:p text:style-name="P11"><text:s text:c="4"/>cmp byte[rdi], '-'</text:p>
      <text:p text:style-name="P11"><text:s text:c="4"/>jz .neg_num</text:p>
      <text:p text:style-name="P11"><text:s text:c="4"/></text:p>
      <text:p text:style-name="P11"><text:s text:c="4"/>call parse_uint</text:p>
      <text:p text:style-name="P11"><text:s text:c="4"/>jmp .end</text:p>
      <text:p text:style-name="P11"/>
      <text:p text:style-name="P11"><text:s text:c="4"/>.neg_num:</text:p>
      <text:p text:style-name="P11"><text:tab/>inc rdi</text:p>
      <text:p text:style-name="P11"><text:tab/>call parse_uint</text:p>
      <text:p text:style-name="P11"><text:tab/>neg rax</text:p>
      <text:p text:style-name="P11"><text:tab/>inc rdx</text:p>
      <text:p text:style-name="P11"/>
      <text:p text:style-name="P11"><text:s text:c="4"/>.end:</text:p>
      <text:p text:style-name="P11"><text:tab/>ret </text:p>
      <text:p text:style-name="P11"/>
      <text:p text:style-name="P11">; mov rdi, src <text:s/></text:p>
      <text:p text:style-name="P11">; mov rsi, buf</text:p>
      <text:p text:style-name="P11">; rdx - len</text:p>
      <text:p text:style-name="P11">; ret rsi or 0</text:p>
      <text:p text:style-name="P11"><text:span text:style-name="T5">string_copy</text:span>:</text:p>
      <text:p text:style-name="P11"><text:s text:c="4"/>call string_length</text:p>
      <text:p text:style-name="P11"><text:s text:c="4"/>cmp rdx, rax ; with len</text:p>
      <text:p text:style-name="P11"><text:s text:c="4"/>jg .loop</text:p>
      <text:p text:style-name="P11"><text:s text:c="4"/>xor rax, rax </text:p>
      <text:p text:style-name="P11"><text:s text:c="4"/>jmp .end</text:p>
      <text:p text:style-name="P11"/>
      <text:p text:style-name="P11"><text:soft-page-break/><text:s text:c="4"/>xor rdx, rdx</text:p>
      <text:p text:style-name="P11"><text:s text:c="4"/>.loop:</text:p>
      <text:p text:style-name="P11"><text:tab/> <text:s/>mov cl, [rdi+rax]</text:p>
      <text:p text:style-name="P11"><text:tab/> <text:s/>mov [rsi+rax], cl</text:p>
      <text:p text:style-name="P11"><text:tab/> <text:s/>dec rax </text:p>
      <text:p text:style-name="P11"><text:tab/> <text:s/>jns .loop<text:tab/> <text:s/></text:p>
      <text:p text:style-name="P11"/>
      <text:p text:style-name="P11"><text:s text:c="4"/>mov rax, rsi</text:p>
      <text:p text:style-name="P11"><text:s text:c="4"/>.end:</text:p>
      <text:p text:style-name="P11"><text:tab/>ret</text:p>
      <text:p text:style-name="P11"/>
      <text:p text:style-name="P11">; Util</text:p>
      <text:p text:style-name="P11"/>
      <text:p text:style-name="P14">exit:</text:p>
      <text:p text:style-name="P11"><text:s text:c="4"/>mov rax, 60</text:p>
      <text:p text:style-name="P11"><text:s text:c="4"/>xor rdi, rdi </text:p>
      <text:p text:style-name="P11"><text:s text:c="4"/>syscall</text:p>
      <text:p text:style-name="P11"/>
      <text:p text:style-name="P14">print:</text:p>
      <text:p text:style-name="P11"><text:s text:c="4"/>mov rax, 1</text:p>
      <text:p text:style-name="P11"><text:s text:c="4"/>mov rdi, 1</text:p>
      <text:p text:style-name="P11"><text:s text:c="4"/>syscall</text:p>
      <text:p text:style-name="P11"><text:s text:c="4"/>ret</text:p>
      <text:p text:style-name="P11"/>
      <text:p text:style-name="P14">read:</text:p>
      <text:p text:style-name="P11"><text:s text:c="4"/>mov rax, 0</text:p>
      <text:p text:style-name="P11"><text:s text:c="4"/>mov rdi, 0</text:p>
      <text:p text:style-name="P11"><text:s text:c="4"/>syscall</text:p>
      <text:p text:style-name="P11"><text:s text:c="4"/>re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draw:fill="none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/>
    <style:master-page style:name="Endnot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5:53:15.937053697</meta:creation-date>
    <meta:generator>LibreOffice/6.1.2.1$Linux_X86_64 LibreOffice_project/10$Build-1</meta:generator>
    <dc:date>2018-10-16T06:18:16.725845445</dc:date>
    <meta:editing-duration>PT12M24S</meta:editing-duration>
    <meta:editing-cycles>3</meta:editing-cycles>
    <meta:document-statistic meta:table-count="0" meta:image-count="0" meta:object-count="0" meta:page-count="4" meta:paragraph-count="233" meta:word-count="545" meta:character-count="3111" meta:non-whitespace-character-count="2210"/>
  </office:meta>
</office:document-meta>
</file>